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638in"/>
    </style:style>
    <style:style style:name="co2" style:family="table-column">
      <style:table-column-properties fo:break-before="auto" style:column-width="1.0465in"/>
    </style:style>
    <style:style style:name="co3" style:family="table-column">
      <style:table-column-properties fo:break-before="auto" style:column-width="1.122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1" table:default-cell-style-name="Default"/>
        <table:table-column table:style-name="co2" table:default-cell-style-name="ce1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>
            <text:p>model1</text:p>
          </table:table-cell>
          <table:table-cell table:style-name="Default" office:value-type="string">
            <text:p>likelihood1</text:p>
          </table:table-cell>
          <table:table-cell office:value-type="string">
            <text:p>model2</text:p>
          </table:table-cell>
          <table:table-cell table:style-name="Default" office:value-type="string">
            <text:p>likelihood2</text:p>
          </table:table-cell>
          <table:table-cell office:value-type="string">
            <text:p>model3</text:p>
          </table:table-cell>
          <table:table-cell table:style-name="Default" office:value-type="string">
            <text:p>likelihood3</text:p>
          </table:table-cell>
          <table:table-cell table:style-name="Default" office:value-type="string">
            <text:p>overall LH</text:p>
          </table:table-cell>
        </table:table-row>
        <table:table-row table:style-name="ro1">
          <table:table-cell office:value-type="string">
            <text:p>LG</text:p>
          </table:table-cell>
          <table:table-cell table:style-name="Default" office:value-type="string">
            <text:p>-7657.071992+</text:p>
          </table:table-cell>
          <table:table-cell office:value-type="string">
            <text:p>LG</text:p>
          </table:table-cell>
          <table:table-cell table:style-name="Default" office:value-type="string">
            <text:p>-9636.974702+</text:p>
          </table:table-cell>
          <table:table-cell office:value-type="string">
            <text:p>LG</text:p>
          </table:table-cell>
          <table:table-cell table:style-name="Default" office:value-type="string">
            <text:p>-4247.894815+</text:p>
          </table:table-cell>
          <table:table-cell table:style-name="Default" office:value-type="string">
            <text:p>-21541.941510+</text:p>
          </table:table-cell>
        </table:table-row>
        <table:table-row table:style-name="ro1">
          <table:table-cell office:value-type="string">
            <text:p>RTREV</text:p>
          </table:table-cell>
          <table:table-cell office:value-type="string">
            <text:p>-7690.390480</text:p>
          </table:table-cell>
          <table:table-cell office:value-type="string">
            <text:p>RTREV</text:p>
          </table:table-cell>
          <table:table-cell table:style-name="Default" office:value-type="string">
            <text:p>-9688.211944+</text:p>
          </table:table-cell>
          <table:table-cell office:value-type="string">
            <text:p>RTREV</text:p>
          </table:table-cell>
          <table:table-cell table:style-name="Default" office:value-type="string">
            <text:p>-4278.695083+</text:p>
          </table:table-cell>
          <table:table-cell table:style-name="Default" office:value-type="string">
            <text:p>-21657.297507+</text:p>
          </table:table-cell>
        </table:table-row>
        <table:table-row table:style-name="ro1">
          <table:table-cell office:value-type="string">
            <text:p>WAG</text:p>
          </table:table-cell>
          <table:table-cell table:style-name="Default" office:value-type="string">
            <text:p>-7666.196910+</text:p>
          </table:table-cell>
          <table:table-cell office:value-type="string">
            <text:p>WAG</text:p>
          </table:table-cell>
          <table:table-cell table:style-name="Default" office:value-type="string">
            <text:p>-9704.552093+</text:p>
          </table:table-cell>
          <table:table-cell office:value-type="string">
            <text:p>WAG</text:p>
          </table:table-cell>
          <table:table-cell office:value-type="string">
            <text:p>-4292.095585</text:p>
          </table:table-cell>
          <table:table-cell table:style-name="Default" office:value-type="string">
            <text:p>-21662.844588+</text:p>
          </table:table-cell>
        </table:table-row>
        <table:table-row table:style-name="ro1">
          <table:table-cell office:value-type="string">
            <text:p>JTTDCMUT</text:p>
          </table:table-cell>
          <table:table-cell office:value-type="string">
            <text:p>-7705.550145</text:p>
          </table:table-cell>
          <table:table-cell office:value-type="string">
            <text:p>JTTDCMUT</text:p>
          </table:table-cell>
          <table:table-cell office:value-type="string">
            <text:p>-9750.773172</text:p>
          </table:table-cell>
          <table:table-cell office:value-type="string">
            <text:p>JTTDCMUT</text:p>
          </table:table-cell>
          <table:table-cell office:value-type="string">
            <text:p>-4280.864017</text:p>
          </table:table-cell>
          <table:table-cell office:value-type="string">
            <text:p>-21737.187333</text:p>
          </table:table-cell>
        </table:table-row>
        <table:table-row table:style-name="ro1">
          <table:table-cell office:value-type="string">
            <text:p>JTT</text:p>
          </table:table-cell>
          <table:table-cell table:style-name="Default" office:value-type="string">
            <text:p>-7709.623803+</text:p>
          </table:table-cell>
          <table:table-cell office:value-type="string">
            <text:p>JTT</text:p>
          </table:table-cell>
          <table:table-cell table:style-name="Default" office:value-type="string">
            <text:p>-9754.927356+</text:p>
          </table:table-cell>
          <table:table-cell office:value-type="string">
            <text:p>JTT</text:p>
          </table:table-cell>
          <table:table-cell table:style-name="Default" office:value-type="string">
            <text:p>-4283.495803+</text:p>
          </table:table-cell>
          <table:table-cell table:style-name="Default" office:value-type="string">
            <text:p>-21748.046961+</text:p>
          </table:table-cell>
        </table:table-row>
        <table:table-row table:style-name="ro1">
          <table:table-cell office:value-type="string">
            <text:p>DAYHOFF</text:p>
          </table:table-cell>
          <table:table-cell table:style-name="Default" office:value-type="string">
            <text:p>-7732.417763+</text:p>
          </table:table-cell>
          <table:table-cell office:value-type="string">
            <text:p>DAYHOFF</text:p>
          </table:table-cell>
          <table:table-cell table:style-name="Default" office:value-type="string">
            <text:p>-9764.091086+</text:p>
          </table:table-cell>
          <table:table-cell office:value-type="string">
            <text:p>DAYHOFF</text:p>
          </table:table-cell>
          <table:table-cell table:style-name="Default" office:value-type="string">
            <text:p>-4302.282698+</text:p>
          </table:table-cell>
          <table:table-cell table:style-name="Default" office:value-type="string">
            <text:p>-21798.791547+</text:p>
          </table:table-cell>
        </table:table-row>
        <table:table-row table:style-name="ro1">
          <table:table-cell office:value-type="string">
            <text:p>DCMUT</text:p>
          </table:table-cell>
          <table:table-cell office:value-type="string">
            <text:p>-7732.821788</text:p>
          </table:table-cell>
          <table:table-cell office:value-type="string">
            <text:p>DCMUT</text:p>
          </table:table-cell>
          <table:table-cell office:value-type="string">
            <text:p>-9767.020402</text:p>
          </table:table-cell>
          <table:table-cell office:value-type="string">
            <text:p>DCMUT</text:p>
          </table:table-cell>
          <table:table-cell office:value-type="string">
            <text:p>-4302.808619</text:p>
          </table:table-cell>
          <table:table-cell office:value-type="string">
            <text:p>-21802.650809</text:p>
          </table:table-cell>
        </table:table-row>
        <table:table-row table:style-name="ro1">
          <table:table-cell office:value-type="string">
            <text:p>VT</text:p>
          </table:table-cell>
          <table:table-cell office:value-type="string">
            <text:p>-7707.250287</text:p>
          </table:table-cell>
          <table:table-cell office:value-type="string">
            <text:p>VT</text:p>
          </table:table-cell>
          <table:table-cell office:value-type="string">
            <text:p>-9765.734180</text:p>
          </table:table-cell>
          <table:table-cell office:value-type="string">
            <text:p>VT</text:p>
          </table:table-cell>
          <table:table-cell office:value-type="string">
            <text:p>-4331.901171</text:p>
          </table:table-cell>
          <table:table-cell office:value-type="string">
            <text:p>-21804.885637</text:p>
          </table:table-cell>
        </table:table-row>
        <table:table-row table:style-name="ro1">
          <table:table-cell office:value-type="string">
            <text:p>CPREV</text:p>
          </table:table-cell>
          <table:table-cell office:value-type="string">
            <text:p>-7726.876813</text:p>
          </table:table-cell>
          <table:table-cell office:value-type="string">
            <text:p>CPREV</text:p>
          </table:table-cell>
          <table:table-cell office:value-type="string">
            <text:p>-9805.110405</text:p>
          </table:table-cell>
          <table:table-cell office:value-type="string">
            <text:p>CPREV</text:p>
          </table:table-cell>
          <table:table-cell office:value-type="string">
            <text:p>-4323.267751</text:p>
          </table:table-cell>
          <table:table-cell office:value-type="string">
            <text:p>-21855.254968</text:p>
          </table:table-cell>
        </table:table-row>
        <table:table-row table:style-name="ro1">
          <table:table-cell office:value-type="string">
            <text:p>MTZOA</text:p>
          </table:table-cell>
          <table:table-cell office:value-type="string">
            <text:p>-7778.486342</text:p>
          </table:table-cell>
          <table:table-cell office:value-type="string">
            <text:p>MTZOA</text:p>
          </table:table-cell>
          <table:table-cell office:value-type="string">
            <text:p>-9795.310106</text:p>
          </table:table-cell>
          <table:table-cell office:value-type="string">
            <text:p>MTZOA</text:p>
          </table:table-cell>
          <table:table-cell office:value-type="string">
            <text:p>-4313.334462</text:p>
          </table:table-cell>
          <table:table-cell office:value-type="string">
            <text:p>-21887.130911</text:p>
          </table:table-cell>
        </table:table-row>
        <table:table-row table:style-name="ro1">
          <table:table-cell office:value-type="string">
            <text:p>BLOSUM62</text:p>
          </table:table-cell>
          <table:table-cell office:value-type="string">
            <text:p>-7749.631964</text:p>
          </table:table-cell>
          <table:table-cell office:value-type="string">
            <text:p>BLOSUM62</text:p>
          </table:table-cell>
          <table:table-cell office:value-type="string">
            <text:p>-9831.055662</text:p>
          </table:table-cell>
          <table:table-cell office:value-type="string">
            <text:p>BLOSUM62</text:p>
          </table:table-cell>
          <table:table-cell office:value-type="string">
            <text:p>-4377.377470</text:p>
          </table:table-cell>
          <table:table-cell office:value-type="string">
            <text:p>-21958.065096</text:p>
          </table:table-cell>
        </table:table-row>
        <table:table-row table:style-name="ro1">
          <table:table-cell office:value-type="string">
            <text:p>PMB</text:p>
          </table:table-cell>
          <table:table-cell office:value-type="string">
            <text:p>-7760.270873</text:p>
          </table:table-cell>
          <table:table-cell office:value-type="string">
            <text:p>PMB</text:p>
          </table:table-cell>
          <table:table-cell office:value-type="string">
            <text:p>-9838.830705</text:p>
          </table:table-cell>
          <table:table-cell office:value-type="string">
            <text:p>PMB</text:p>
          </table:table-cell>
          <table:table-cell office:value-type="string">
            <text:p>-4375.820205</text:p>
          </table:table-cell>
          <table:table-cell office:value-type="string">
            <text:p>-21974.921782</text:p>
          </table:table-cell>
        </table:table-row>
        <table:table-row table:style-name="ro1">
          <table:table-cell office:value-type="string">
            <text:p>FLU</text:p>
          </table:table-cell>
          <table:table-cell office:value-type="string">
            <text:p>-7762.711264</text:p>
          </table:table-cell>
          <table:table-cell office:value-type="string">
            <text:p>FLU</text:p>
          </table:table-cell>
          <table:table-cell office:value-type="string">
            <text:p>-9893.945930</text:p>
          </table:table-cell>
          <table:table-cell office:value-type="string">
            <text:p>FLU</text:p>
          </table:table-cell>
          <table:table-cell office:value-type="string">
            <text:p>-4321.041193</text:p>
          </table:table-cell>
          <table:table-cell office:value-type="string">
            <text:p>-21977.698387</text:p>
          </table:table-cell>
        </table:table-row>
        <table:table-row table:style-name="ro1">
          <table:table-cell office:value-type="string">
            <text:p>MTREV</text:p>
          </table:table-cell>
          <table:table-cell office:value-type="string">
            <text:p>-7805.895706</text:p>
          </table:table-cell>
          <table:table-cell office:value-type="string">
            <text:p>MTREV</text:p>
          </table:table-cell>
          <table:table-cell office:value-type="string">
            <text:p>-9898.280901</text:p>
          </table:table-cell>
          <table:table-cell office:value-type="string">
            <text:p>MTREV</text:p>
          </table:table-cell>
          <table:table-cell office:value-type="string">
            <text:p>-4381.803837</text:p>
          </table:table-cell>
          <table:table-cell office:value-type="string">
            <text:p>-22085.980444</text:p>
          </table:table-cell>
        </table:table-row>
        <table:table-row table:style-name="ro1">
          <table:table-cell office:value-type="string">
            <text:p>MTART</text:p>
          </table:table-cell>
          <table:table-cell office:value-type="string">
            <text:p>-7877.185117</text:p>
          </table:table-cell>
          <table:table-cell office:value-type="string">
            <text:p>MTART</text:p>
          </table:table-cell>
          <table:table-cell office:value-type="string">
            <text:p>-9926.189900</text:p>
          </table:table-cell>
          <table:table-cell office:value-type="string">
            <text:p>MTART</text:p>
          </table:table-cell>
          <table:table-cell office:value-type="string">
            <text:p>-4360.996072</text:p>
          </table:table-cell>
          <table:table-cell office:value-type="string">
            <text:p>-22164.371089</text:p>
          </table:table-cell>
        </table:table-row>
        <table:table-row table:style-name="ro1">
          <table:table-cell office:value-type="string">
            <text:p>HIVB</text:p>
          </table:table-cell>
          <table:table-cell office:value-type="string">
            <text:p>-7876.160247</text:p>
          </table:table-cell>
          <table:table-cell office:value-type="string">
            <text:p>HIVB</text:p>
          </table:table-cell>
          <table:table-cell office:value-type="string">
            <text:p>-10036.815745</text:p>
          </table:table-cell>
          <table:table-cell office:value-type="string">
            <text:p>HIVB</text:p>
          </table:table-cell>
          <table:table-cell office:value-type="string">
            <text:p>-4387.785680</text:p>
          </table:table-cell>
          <table:table-cell office:value-type="string">
            <text:p>-22300.761673</text:p>
          </table:table-cell>
        </table:table-row>
        <table:table-row table:style-name="ro1">
          <table:table-cell office:value-type="string">
            <text:p>HIVW</text:p>
          </table:table-cell>
          <table:table-cell office:value-type="string">
            <text:p>-8087.505031</text:p>
          </table:table-cell>
          <table:table-cell office:value-type="string">
            <text:p>HIVW</text:p>
          </table:table-cell>
          <table:table-cell office:value-type="string">
            <text:p>-10410.690748</text:p>
          </table:table-cell>
          <table:table-cell office:value-type="string">
            <text:p>HIVW</text:p>
          </table:table-cell>
          <table:table-cell office:value-type="string">
            <text:p>-4537.727716</text:p>
          </table:table-cell>
          <table:table-cell office:value-type="string">
            <text:p>-23035.923495</text:p>
          </table:table-cell>
        </table:table-row>
      </table:table>
      <table:database-ranges>
        <table:database-range table:target-range-address="Sheet1.A1:Sheet1.G18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9">10/29/2011</text:date>, <text:time>02:16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0-29T02:16:10</dc:date>
    <meta:generator>OpenOffice.org/3.2$Linux OpenOffice.org_project/320m19$Build-9505</meta:generator>
    <meta:editing-duration>PT00H02M26S</meta:editing-duration>
    <meta:editing-cycles>1</meta:editing-cycles>
    <meta:document-statistic meta:table-count="1" meta:cell-count="126" meta:object-count="0"/>
  </office:meta>
</office:document-meta>
</file>